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3">
      <style:text-properties officeooo:paragraph-rsid="0023dbf3"/>
    </style:style>
    <style:style style:name="P5" style:family="paragraph" style:parent-style-name="Text_20_body" style:list-style-name="L1">
      <style:text-properties officeooo:rsid="00144f54" officeooo:paragraph-rsid="00144f54"/>
    </style:style>
    <style:style style:name="P6" style:family="paragraph" style:parent-style-name="Text_20_body" style:list-style-name="L2">
      <style:text-properties officeooo:rsid="001a21d8" officeooo:paragraph-rsid="001a21d8"/>
    </style:style>
    <style:style style:name="P7" style:family="paragraph" style:parent-style-name="Text_20_body" style:list-style-name="L3">
      <style:text-properties officeooo:rsid="002082a0" officeooo:paragraph-rsid="002082a0"/>
    </style:style>
    <style:style style:name="T1" style:family="text">
      <style:text-properties fo:font-variant="small-caps"/>
    </style:style>
    <style:style style:name="T2" style:family="text">
      <style:text-properties officeooo:rsid="0011df88"/>
    </style:style>
    <style:style style:name="T3" style:family="text">
      <style:text-properties officeooo:rsid="0014d843"/>
    </style:style>
    <style:style style:name="T4" style:family="text">
      <style:text-properties officeooo:rsid="0017768a"/>
    </style:style>
    <style:style style:name="T5" style:family="text">
      <style:text-properties officeooo:rsid="002260cd"/>
    </style:style>
    <style:style style:name="T6" style:family="text">
      <style:text-properties officeooo:rsid="0023dbf3"/>
    </style:style>
    <style:style style:name="T7" style:family="text">
      <style:text-properties officeooo:rsid="00256b67"/>
    </style:style>
    <style:style style:name="T8" style:family="text">
      <style:text-properties fo:font-weight="bold" style:font-weight-asian="bold" style:font-weight-complex="bold"/>
    </style:style>
    <style:style style:name="T9" style:family="text">
      <style:text-properties fo:font-weight="bold" officeooo:rsid="00256b67" style:font-weight-asian="bold" style:font-weight-complex="bold"/>
    </style:style>
    <style:style style:name="T10" style:family="text">
      <style:text-properties fo:font-weight="bold" officeooo:rsid="00296ed3"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eviticus 24:1-23</text:h>
      <text:h text:style-name="Heading_20_2" text:outline-level="2"><text:bookmark text:name="en-GNT-3374"/>Taking Care of the Lamps <text:span text:style-name="T2">(1-4)</text:span></text:h>
      <text:list xml:id="list2139141406" text:style-name="L1">
        <text:list-item>
          <text:p text:style-name="P1">The <text:span text:style-name="T1">Lord</text:span> told Moses to give the following orders to the people of Israel: Bring pure olive oil of the finest quality for the lamps in the Tent, so that a light might be kept burning regularly. Each evening Aaron shall light them and keep them burning until morning, there in the <text:span text:style-name="T1">Lord</text:span>'s presence outside the curtain in front of the Covenant Box, which is in the Most Holy Place. This regulation is to be observed for all time to come. Aaron shall take care of the lamps on the lampstand of pure gold and must see that they burn regularly in the <text:span text:style-name="T1">Lord</text:span>'s presence.</text:p>
        </text:list-item>
        <text:list-item>
          <text:p text:style-name="P5">Aaron was to keep the lamps lit <text:span text:style-name="T3">for the duration of the night</text:span> and the people of Israel were to provide pure olive oil to light the lamps. <text:span text:style-name="T4">The lamps were placed on pure gold lampstands and were lit in the tent of the Lords presence just outside the curtain in front of the covenant box.</text:span></text:p>
        </text:list-item>
      </text:list>
      <text:h text:style-name="Heading_20_2" text:outline-level="2"><text:bookmark text:name="en-GNT-3378"/>The Bread Offered to God (5-9)</text:h>
      <text:list xml:id="list1796886954" text:style-name="L2">
        <text:list-item>
          <text:p text:style-name="P2">Take twenty-four pounds of flour and bake twelve loaves of bread. Put the loaves in two rows, six in each row, on the table covered with pure gold, which is in the <text:span text:style-name="T1">Lord</text:span>'s presence. Put some pure incense on each row, as a token food offering to the <text:span text:style-name="T1">Lord</text:span> to take the place of the bread. Every Sabbath, for all time to come, the bread must be placed in the presence of the <text:span text:style-name="T1">Lord</text:span>. This is Israel's duty forever. The bread belongs to Aaron and his descendants, and they shall eat it in a holy place, because this is a very holy part of the food offered to the <text:span text:style-name="T1">Lord</text:span> for the priests.</text:p>
        </text:list-item>
        <text:list-item>
          <text:p text:style-name="P6">The Israelites were to offer bread to the Lord every Sabbath. The priest would eat the bread in the holy place. The instructions were given on how to make the bread and how to present it.</text:p>
        </text:list-item>
      </text:list>
      <text:h text:style-name="Heading_20_2" text:outline-level="2"><text:bookmark text:name="en-GNT-3383"/>An Example of Just and Fair Punishment <text:span text:style-name="T2">(10-23)</text:span></text:h>
      <text:list xml:id="list3191955044" text:style-name="L3">
        <text:list-item>
          <text:p text:style-name="P3">There was a man whose father was an Egyptian and whose mother was an Israelite named Shelomith, the daughter of Dibri from the tribe of Dan. There in the camp this man quarreled with an Israelite. During the quarrel he cursed the <text:span text:style-name="T1">Lord</text:span>, so they took him to Moses, <text:bookmark text:name="en-GNT-3384"/>put him under guard, and waited for the <text:span text:style-name="T1">Lord</text:span> to tell them what to do with him.<text:bookmark text:name="en-GNT-3385"/> The <text:span text:style-name="T1">Lord</text:span> said to Moses, <text:bookmark text:name="en-GNT-3386"/>“Take that man out of the camp. Everyone who heard him curse shall put his hands on the man's head to testify that he is guilty, and then the whole community shall stone him to death. <text:bookmark text:name="en-GNT-3387"/>Then tell the people of Israel that anyone who curses God must suffer the consequences <text:bookmark text:name="en-GNT-3388"/>and be put to death. Any Israelite or any foreigner living in Israel who curses the <text:span text:style-name="T1">Lord</text:span> shall be stoned to death by the whole community.<text:bookmark text:name="en-GNT-3389"/> “Any who commit murder shall be put to death, <text:bookmark text:name="en-GNT-3390"/>and any who kill an animal belonging to someone else must replace it. The principle is a life for a life.<text:bookmark text:name="en-GNT-3391"/> “If any of you injure another person, whatever you have done shall be done to you. <text:bookmark text:name="en-GNT-3392"/>If you break a bone, one of your bones shall be broken; if you put out an eye, one of your eyes shall be put out; if you knock out a tooth, one of your teeth shall be knocked out. Whatever injury you cause another person shall be done to you <text:soft-page-break/>in return. <text:bookmark text:name="en-GNT-3393"/>Whoever kills an animal shall replace it, but whoever kills a human being shall be put to death. <text:bookmark text:name="en-GNT-3394"/>This law applies to all of you, to Israelites and to foreigners living among you, because I am the <text:span text:style-name="T1">Lord</text:span> your God.”<text:bookmark text:name="en-GNT-3395"/> When Moses had said this to the people of Israel, they took the man outside the camp and stoned him to death. In this way the people of Israel did what the <text:span text:style-name="T1">Lord</text:span> had commanded Moses.</text:p>
        </text:list-item>
        <text:list-item>
          <text:p text:style-name="P7">The punishement for cursing the Lord was death. In those days it was an eye for an eye, whatever you did would also be done to you. <text:span text:style-name="T5">If you killed someones animal you were to replace it.</text:span></text:p>
        </text:list-item>
        <text:list-item>
          <text:p text:style-name="P4"><text:span text:style-name="T6">The coming of Christ Jesus brought changes to this form of justice though it’s still being practiced in other parts of the world today. </text:span><text:span text:style-name="T9">Matthew</text:span><text:span text:style-name="T10"> </text:span><text:span text:style-name="T9">5:</text:span><text:span text:style-name="T8">38-</text:span><text:span text:style-name="T9">42 ~ </text:span><text:span text:style-name="T8">“You have heard that it was said, ‘An eye for an eye, and a tooth for a tooth.’ </text:span><text:bookmark text:name="en-GNT-26320"/><text:span text:style-name="T8">But now I tell you: do not take revenge on someone who wrongs you. If anyone slaps you on the right cheek, let him slap your left cheek too. </text:span><text:bookmark text:name="en-GNT-26321"/><text:span text:style-name="T8">And if someone takes you to court to sue you for your shirt, let him have your coat as well. </text:span><text:bookmark text:name="en-GNT-26322"/><text:span text:style-name="T8">And if one of the occupation troops forces you to carry his pack one mile, carry it two miles. </text:span><text:bookmark text:name="en-GNT-26323"/><text:span text:style-name="T8">When someone asks you for something, give it to him; when someone wants to borrow something, lend it to him.</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2T05:02:52.085324783</meta:creation-date>
    <dc:date>2022-04-12T05:26:31.660019476</dc:date>
    <meta:editing-duration>PT23M32S</meta:editing-duration>
    <meta:editing-cycles>13</meta:editing-cycles>
    <meta:generator>LibreOffice/6.4.7.2$Linux_X86_64 LibreOffice_project/40$Build-2</meta:generator>
    <meta:document-statistic meta:table-count="0" meta:image-count="0" meta:object-count="0" meta:page-count="2" meta:paragraph-count="11" meta:word-count="832" meta:character-count="4249" meta:non-whitespace-character-count="3435"/>
  </office:meta>
</office:document-meta>
</file>